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officeooo:paragraph-rsid="00046b91" style:font-size-asian="11pt" style:font-size-complex="11pt"/>
    </style:style>
    <style:style style:name="P5" style:family="paragraph" style:parent-style-name="Standard">
      <style:text-properties style:font-name="arial" fo:font-size="11pt" officeooo:paragraph-rsid="0006cf86" style:font-size-asian="11pt" style:font-size-complex="11pt"/>
    </style:style>
    <style:style style:name="P6" style:family="paragraph" style:parent-style-name="Standard">
      <style:paragraph-properties fo:break-before="page"/>
      <style:text-properties style:font-name="arial" fo:font-size="11pt" style:font-size-asian="11pt" style:font-size-complex="11pt"/>
    </style:style>
    <style:style style:name="P7" style:family="paragraph" style:parent-style-name="Standard">
      <style:text-properties style:font-name="arial" fo:font-size="11pt" officeooo:rsid="00227f84" officeooo:paragraph-rsid="00227f84" style:font-size-asian="11pt" style:font-size-complex="11pt"/>
    </style:style>
    <style:style style:name="P8" style:family="paragraph" style:parent-style-name="Standard">
      <style:text-properties fo:color="#3465a4" loext:opacity="100%" style:font-name="arial" fo:font-size="11pt" officeooo:rsid="00046b91" officeooo:paragraph-rsid="00046b91" style:font-size-asian="11pt" style:font-size-complex="11pt"/>
    </style:style>
    <style:style style:name="P9" style:family="paragraph" style:parent-style-name="Standard">
      <style:text-properties fo:color="#3465a4" loext:opacity="100%" style:font-name="arial" fo:font-size="11pt" officeooo:rsid="0006b687" officeooo:paragraph-rsid="0006b687" style:font-size-asian="11pt" style:font-size-complex="11pt"/>
    </style:style>
    <style:style style:name="P10" style:family="paragraph" style:parent-style-name="Standard">
      <style:text-properties fo:color="#3465a4" loext:opacity="100%" style:font-name="arial" fo:font-size="11pt" officeooo:rsid="0006cf86" officeooo:paragraph-rsid="0006cf86" style:font-size-asian="11pt" style:font-size-complex="11pt"/>
    </style:style>
    <style:style style:name="P11" style:family="paragraph" style:parent-style-name="Standard">
      <style:text-properties fo:color="#3465a4" loext:opacity="100%" style:font-name="arial" fo:font-size="11pt" officeooo:rsid="00082a85" officeooo:paragraph-rsid="00082a85" style:font-size-asian="11pt" style:font-size-complex="11pt"/>
    </style:style>
    <style:style style:name="P12" style:family="paragraph" style:parent-style-name="Standard">
      <style:text-properties fo:color="#3465a4" loext:opacity="100%" style:font-name="arial" fo:font-size="11pt" officeooo:rsid="000a8218" officeooo:paragraph-rsid="000a8218" style:font-size-asian="11pt" style:font-size-complex="11pt"/>
    </style:style>
    <style:style style:name="P13" style:family="paragraph" style:parent-style-name="Standard">
      <style:text-properties fo:color="#3465a4" loext:opacity="100%" style:font-name="arial" fo:font-size="11pt" officeooo:rsid="00096288" officeooo:paragraph-rsid="00096288" style:font-size-asian="11pt" style:font-size-complex="11pt"/>
    </style:style>
    <style:style style:name="P14" style:family="paragraph" style:parent-style-name="Standard">
      <style:text-properties fo:color="#3465a4" loext:opacity="100%" style:font-name="arial" fo:font-size="11pt" officeooo:rsid="0014b8ee" officeooo:paragraph-rsid="0014b8ee" style:font-size-asian="11pt" style:font-size-complex="11pt"/>
    </style:style>
    <style:style style:name="P15" style:family="paragraph" style:parent-style-name="Standard">
      <style:text-properties fo:color="#3465a4" loext:opacity="100%" style:font-name="arial" fo:font-size="11pt" officeooo:rsid="00161bd0" officeooo:paragraph-rsid="00161bd0" style:font-size-asian="11pt" style:font-size-complex="11pt"/>
    </style:style>
    <style:style style:name="P16" style:family="paragraph" style:parent-style-name="Standard">
      <style:text-properties fo:color="#3465a4" loext:opacity="100%" style:font-name="arial" fo:font-size="11pt" style:font-size-asian="11pt" style:font-size-complex="11pt"/>
    </style:style>
    <style:style style:name="P17" style:family="paragraph" style:parent-style-name="Standard">
      <style:text-properties fo:color="#3465a4" loext:opacity="100%" style:font-name="arial" fo:font-size="11pt" officeooo:rsid="0018db22" officeooo:paragraph-rsid="0018db22" style:font-size-asian="11pt" style:font-size-complex="11pt"/>
    </style:style>
    <style:style style:name="P18" style:family="paragraph" style:parent-style-name="Standard">
      <style:text-properties fo:color="#3465a4" loext:opacity="100%" style:font-name="arial" fo:font-size="11pt" officeooo:rsid="0019df92" officeooo:paragraph-rsid="0019df92" style:font-size-asian="11pt" style:font-size-complex="11pt"/>
    </style:style>
    <style:style style:name="P19" style:family="paragraph" style:parent-style-name="Standard">
      <style:text-properties fo:color="#3465a4" loext:opacity="100%" style:font-name="arial" fo:font-size="11pt" officeooo:rsid="0019df92" officeooo:paragraph-rsid="001e2499" style:font-size-asian="11pt" style:font-size-complex="11pt"/>
    </style:style>
    <style:style style:name="P20" style:family="paragraph" style:parent-style-name="Standard">
      <style:text-properties fo:color="#3465a4" loext:opacity="100%" style:font-name="arial" fo:font-size="11pt" officeooo:rsid="001e2499" officeooo:paragraph-rsid="001e2499" style:font-size-asian="11pt" style:font-size-complex="11pt"/>
    </style:style>
    <style:style style:name="P21" style:family="paragraph" style:parent-style-name="Standard">
      <style:text-properties fo:color="#3465a4" loext:opacity="100%" style:font-name="arial" fo:font-size="11pt" officeooo:rsid="00227f84" officeooo:paragraph-rsid="00227f84" style:font-size-asian="11pt" style:font-size-complex="11pt"/>
    </style:style>
    <style:style style:name="P22" style:family="paragraph" style:parent-style-name="Standard">
      <style:text-properties fo:color="#3465a4" loext:opacity="100%" style:font-name="arial" fo:font-size="11pt" officeooo:rsid="0038b0fa" officeooo:paragraph-rsid="0038b0fa" style:font-size-asian="11pt" style:font-size-complex="11pt"/>
    </style:style>
    <style:style style:name="P23" style:family="paragraph" style:parent-style-name="Standard">
      <style:text-properties fo:color="#3465a4" loext:opacity="100%" style:font-name="arial" fo:font-size="11pt" officeooo:rsid="003be7c9" officeooo:paragraph-rsid="003be7c9" style:font-size-asian="11pt" style:font-size-complex="11pt"/>
    </style:style>
    <style:style style:name="P24" style:family="paragraph" style:parent-style-name="Standard">
      <style:text-properties fo:color="#3465a4" loext:opacity="100%" style:font-name="arial" fo:font-size="11pt" officeooo:rsid="00204532" officeooo:paragraph-rsid="00204532" style:font-size-asian="11pt" style:font-size-complex="11pt"/>
    </style:style>
    <style:style style:name="P25" style:family="paragraph" style:parent-style-name="Standard">
      <style:text-properties fo:color="#3465a4" loext:opacity="100%" style:font-name="arial" fo:font-size="11pt" officeooo:rsid="00204532" officeooo:paragraph-rsid="004202da" style:font-size-asian="11pt" style:font-size-complex="11pt"/>
    </style:style>
    <style:style style:name="P26" style:family="paragraph" style:parent-style-name="Standard">
      <style:text-properties fo:color="#3465a4" loext:opacity="100%" style:font-name="arial" fo:font-size="11pt" officeooo:rsid="00204532" officeooo:paragraph-rsid="0049fbed" style:font-size-asian="11pt" style:font-size-complex="11pt"/>
    </style:style>
    <style:style style:name="P27" style:family="paragraph" style:parent-style-name="Standard">
      <style:text-properties fo:color="#3465a4" loext:opacity="100%" style:font-name="arial" fo:font-size="11pt" officeooo:rsid="00492d90" officeooo:paragraph-rsid="00492d90" style:font-size-asian="11pt" style:font-size-complex="11pt"/>
    </style:style>
    <style:style style:name="P28" style:family="paragraph" style:parent-style-name="Standard">
      <style:text-properties fo:color="#3465a4" loext:opacity="100%" style:font-name="arial" fo:font-size="11pt" officeooo:rsid="0049fbed" officeooo:paragraph-rsid="0049fbed" style:font-size-asian="11pt" style:font-size-complex="11pt"/>
    </style:style>
    <style:style style:name="P29" style:family="paragraph" style:parent-style-name="Standard">
      <style:text-properties fo:color="#3465a4" loext:opacity="100%" style:font-name="arial" fo:font-size="11pt" officeooo:rsid="004c4f4c" officeooo:paragraph-rsid="004c4f4c" style:font-size-asian="11pt" style:font-size-complex="11pt"/>
    </style:style>
    <style:style style:name="P30" style:family="paragraph" style:parent-style-name="Standard">
      <style:text-properties fo:color="#3465a4" loext:opacity="100%" style:font-name="arial" fo:font-size="11pt" fo:font-weight="normal" officeooo:rsid="00109c04" officeooo:paragraph-rsid="000e123b" style:font-size-asian="9.60000038146973pt" style:font-weight-asian="normal" style:font-size-complex="11pt" style:font-weight-complex="normal"/>
    </style:style>
    <style:style style:name="P31" style:family="paragraph" style:parent-style-name="Standard">
      <style:text-properties fo:color="#3465a4" loext:opacity="100%" style:font-name="arial" fo:font-size="11pt" fo:font-weight="normal" officeooo:rsid="000a8218" officeooo:paragraph-rsid="000a8218" style:font-size-asian="9.60000038146973pt" style:font-weight-asian="normal" style:font-size-complex="11pt" style:font-weight-complex="normal"/>
    </style:style>
    <style:style style:name="P32" style:family="paragraph" style:parent-style-name="Standard">
      <style:text-properties fo:color="#3465a4" loext:opacity="100%" style:font-name="arial" fo:font-size="11pt" fo:font-weight="normal" officeooo:rsid="002ed0d0" officeooo:paragraph-rsid="002ed0d0" style:font-size-asian="9.60000038146973pt" style:font-weight-asian="normal" style:font-size-complex="11pt" style:font-weight-complex="normal"/>
    </style:style>
    <style:style style:name="P33" style:family="paragraph" style:parent-style-name="Standard">
      <style:text-properties fo:color="#3465a4" loext:opacity="100%" style:font-name="arial" fo:font-size="11pt" fo:font-weight="normal" officeooo:rsid="002ed0d0" officeooo:paragraph-rsid="0032adea" style:font-size-asian="9.60000038146973pt" style:font-weight-asian="normal" style:font-size-complex="11pt" style:font-weight-complex="normal"/>
    </style:style>
    <style:style style:name="P34" style:family="paragraph" style:parent-style-name="Standard">
      <style:text-properties fo:color="#3465a4" loext:opacity="100%" style:font-name="arial" fo:font-size="11pt" fo:font-weight="normal" officeooo:rsid="0030a976" officeooo:paragraph-rsid="0030a976" style:font-size-asian="9.60000038146973pt" style:font-weight-asian="normal" style:font-size-complex="11pt" style:font-weight-complex="normal"/>
    </style:style>
    <style:style style:name="P35" style:family="paragraph" style:parent-style-name="Standard">
      <style:text-properties fo:color="#3465a4" loext:opacity="100%" style:font-name="arial" fo:font-size="11pt" fo:font-weight="normal" officeooo:rsid="0030edd7" officeooo:paragraph-rsid="0030edd7" style:font-size-asian="9.60000038146973pt" style:font-weight-asian="normal" style:font-size-complex="11pt" style:font-weight-complex="normal"/>
    </style:style>
    <style:style style:name="P36" style:family="paragraph" style:parent-style-name="Standard">
      <style:text-properties fo:color="#3465a4" loext:opacity="100%" style:font-name="arial" fo:font-size="11pt" fo:font-weight="normal" officeooo:rsid="003275b9" officeooo:paragraph-rsid="003275b9" style:font-size-asian="9.60000038146973pt" style:font-weight-asian="normal" style:font-size-complex="11pt" style:font-weight-complex="normal"/>
    </style:style>
    <style:style style:name="P37" style:family="paragraph" style:parent-style-name="Standard">
      <style:text-properties fo:color="#3465a4" loext:opacity="100%" style:font-name="arial" fo:font-size="11pt" fo:font-weight="normal" officeooo:rsid="003275b9" officeooo:paragraph-rsid="0032adea" style:font-size-asian="9.60000038146973pt" style:font-weight-asian="normal" style:font-size-complex="11pt" style:font-weight-complex="normal"/>
    </style:style>
    <style:style style:name="P38" style:family="paragraph" style:parent-style-name="Standard">
      <style:text-properties fo:color="#3465a4" loext:opacity="100%" style:font-name="arial" fo:font-size="11pt" fo:font-weight="normal" officeooo:rsid="00347342" officeooo:paragraph-rsid="00347342" style:font-size-asian="9.60000038146973pt" style:font-weight-asian="normal" style:font-size-complex="11pt" style:font-weight-complex="normal"/>
    </style:style>
    <style:style style:name="P39" style:family="paragraph" style:parent-style-name="Standard">
      <style:text-properties fo:color="#3465a4" loext:opacity="100%" style:font-name="arial" fo:font-size="11pt" fo:font-weight="normal" officeooo:rsid="00347342" officeooo:paragraph-rsid="0035427f" style:font-size-asian="9.60000038146973pt" style:font-weight-asian="normal" style:font-size-complex="11pt" style:font-weight-complex="normal"/>
    </style:style>
    <style:style style:name="P40" style:family="paragraph" style:parent-style-name="Standard">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41"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2" style:family="paragraph" style:parent-style-name="Standard">
      <style:text-properties fo:color="#000000" loext:opacity="100%" style:font-name="arial" fo:font-size="11pt" fo:font-weight="normal" officeooo:rsid="000a8218" officeooo:paragraph-rsid="000c9537" style:font-size-asian="9.60000038146973pt" style:font-weight-asian="normal" style:font-size-complex="11pt" style:font-weight-complex="normal"/>
    </style:style>
    <style:style style:name="P43" style:family="paragraph" style:parent-style-name="Standard">
      <style:text-properties fo:color="#000000" loext:opacity="100%" style:font-name="arial" fo:font-size="11pt" fo:font-weight="normal" officeooo:rsid="0030a976" officeooo:paragraph-rsid="0030a976" style:font-size-asian="9.60000038146973pt" style:font-weight-asian="normal" style:font-size-complex="11pt" style:font-weight-complex="normal"/>
    </style:style>
    <style:style style:name="P44" style:family="paragraph" style:parent-style-name="Standard">
      <style:text-properties fo:color="#c9211e" loext:opacity="100%" style:font-name="arial" fo:font-size="11pt" officeooo:rsid="001fc2e3" officeooo:paragraph-rsid="001fc2e3" style:font-size-asian="11pt" style:font-size-complex="11pt"/>
    </style:style>
    <style:style style:name="P45" style:family="paragraph" style:parent-style-name="Standard">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46" style:family="paragraph" style:parent-style-name="Standard" style:list-style-name="L1">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7"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8" style:family="paragraph" style:parent-style-name="Standard">
      <style:paragraph-properties fo:break-before="page"/>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9" style:family="paragraph" style:parent-style-name="Standard">
      <style:text-properties fo:color="#000000" loext:opacity="100%" style:font-name="arial" fo:font-size="11pt" fo:font-weight="normal" officeooo:rsid="000a8218" officeooo:paragraph-rsid="000a8218" style:font-size-asian="11pt" style:font-weight-asian="normal" style:font-size-complex="11pt" style:font-weight-complex="normal"/>
    </style:style>
    <style:style style:name="P50" style:family="paragraph" style:parent-style-name="Standard">
      <style:text-properties fo:color="#3465a4" loext:opacity="100%" style:font-name="arial" fo:font-size="11pt" fo:font-weight="normal" officeooo:rsid="000a8218" officeooo:paragraph-rsid="000a8218" style:font-size-asian="9.60000038146973pt" style:font-weight-asian="normal" style:font-size-complex="11pt" style:font-weight-complex="normal"/>
    </style:style>
    <style:style style:name="T1" style:family="text">
      <style:text-properties officeooo:rsid="0002b6fd"/>
    </style:style>
    <style:style style:name="T2" style:family="text">
      <style:text-properties officeooo:rsid="0006b687"/>
    </style:style>
    <style:style style:name="T3" style:family="text">
      <style:text-properties officeooo:rsid="00096288"/>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0c9537" style:font-size-asian="9.60000038146973pt" style:font-weight-asian="normal" style:font-size-complex="11pt" style:font-weight-complex="normal"/>
    </style:style>
    <style:style style:name="T6" style:family="text">
      <style:text-properties officeooo:rsid="0014b8ee"/>
    </style:style>
    <style:style style:name="T7" style:family="text">
      <style:text-properties officeooo:rsid="0018db22"/>
    </style:style>
    <style:style style:name="T8" style:family="text">
      <style:text-properties officeooo:rsid="001e2499"/>
    </style:style>
    <style:style style:name="T9" style:family="text">
      <style:text-properties officeooo:rsid="00293727"/>
    </style:style>
    <style:style style:name="T10" style:family="text">
      <style:text-properties officeooo:rsid="002a72ac"/>
    </style:style>
    <style:style style:name="T11" style:family="text">
      <style:text-properties officeooo:rsid="002ed0d0"/>
    </style:style>
    <style:style style:name="T12" style:family="text">
      <style:text-properties officeooo:rsid="0030edd7"/>
    </style:style>
    <style:style style:name="T13" style:family="text">
      <style:text-properties officeooo:rsid="0032adea"/>
    </style:style>
    <style:style style:name="T14" style:family="text">
      <style:text-properties officeooo:rsid="0035427f"/>
    </style:style>
    <style:style style:name="T15" style:family="text">
      <style:text-properties officeooo:rsid="00372f83"/>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officeooo:rsid="003be7c9"/>
    </style:style>
    <style:style style:name="T20" style:family="text">
      <style:text-properties officeooo:rsid="003ebeaa"/>
    </style:style>
    <style:style style:name="T21" style:family="text">
      <style:text-properties officeooo:rsid="003fa042"/>
    </style:style>
    <style:style style:name="T22" style:family="text">
      <style:text-properties officeooo:rsid="004202da"/>
    </style:style>
    <style:style style:name="T23" style:family="text">
      <style:text-properties officeooo:rsid="0049fbed"/>
    </style:style>
    <style:style style:name="T24" style:family="text">
      <style:text-properties officeooo:rsid="004c4f4c"/>
    </style:style>
    <style:style style:name="T25" style:family="text">
      <style:text-properties officeooo:rsid="0050c92b"/>
    </style:style>
    <style:style style:name="T26" style:family="text">
      <style:text-properties officeooo:rsid="0051a920"/>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VII – Tema 5</text:p>
      <text:p text:style-name="P1"/>
      <text:p text:style-name="P2">Ejercicio 32 – Programación shell</text:p>
      <text:p text:style-name="P2"/>
      <text:p text:style-name="P3">Realiza scripts de shell con las tareas que se indican a continuación y nombre ejer<text:span text:style-name="T1">X</text:span>.sh.</text:p>
      <text:p text:style-name="P3"/>
      <text:p text:style-name="P3">1. Borrará la pantalla y mostrará cuál es nuestro usuario y nuestra ubicación.</text:p>
      <text:p text:style-name="P3"/>
      <text:p text:style-name="P8">#!/bin/bash</text:p>
      <text:p text:style-name="P8">c<text:span text:style-name="T2">lear</text:span></text:p>
      <text:p text:style-name="P8">echo $LOGNAME</text:p>
      <text:p text:style-name="P8">pwd</text:p>
      <text:p text:style-name="P4"/>
      <text:p text:style-name="P3">2. Borrará la pantalla, mostrará el contenido del directorio "/" en formato largo y, a continuación, nuestro directorio personal en formato largo con los archivos ocultos.</text:p>
      <text:p text:style-name="P3"/>
      <text:p text:style-name="P9">#!/bin/bash</text:p>
      <text:p text:style-name="P9">clear</text:p>
      <text:p text:style-name="P9">ls -l /</text:p>
      <text:p text:style-name="P9">ls -la /home/ciclost</text:p>
      <text:p text:style-name="P3"/>
      <text:p text:style-name="P3">3. Se pedirá al usuario a través de la línea de comandos que escriba un mes y un año para, a continuación, mostrar el calendario de ese mes y ese año.</text:p>
      <text:p text:style-name="P3"/>
      <text:p text:style-name="P10">#!/bin/bash</text:p>
      <text:p text:style-name="P11">echo -<text:span text:style-name="T11">n </text:span>“Di el número de un mes del año: ”</text:p>
      <text:p text:style-name="P11">read <text:span text:style-name="T3">mes</text:span></text:p>
      <text:p text:style-name="P11">echo -<text:span text:style-name="T11">n </text:span>“Escribe un año: “</text:p>
      <text:p text:style-name="P11">read <text:span text:style-name="T3">anyo</text:span></text:p>
      <text:p text:style-name="P11">cal $<text:span text:style-name="T3">mes</text:span> $<text:span text:style-name="T3">anyo</text:span></text:p>
      <text:p text:style-name="P5"/>
      <text:p text:style-name="P3">4. Se pedirá al usuario a través de la línea de comandos el nombre de un fichero. Si el fichero existe, se mostrará un mensaje diciendo que existe y cuáles son sus permisos, su tamaño y su propietario. Si no existe, se mostrará un mensaje indicando que el fichero no existe.</text:p>
      <text:p text:style-name="P3"/>
      <text:p text:style-name="P13">#!/bin/bash</text:p>
      <text:p text:style-name="P13">echo -<text:span text:style-name="T6">n </text:span>“Escribe el nombre de un fichero: ”</text:p>
      <text:p text:style-name="P13">read fichero</text:p>
      <text:p text:style-name="P14">if [ -f $fichero ]; then</text:p>
      <text:p text:style-name="P14"><text:s text:c="3"/>echo “el fichero $fichero existe.”</text:p>
      <text:p text:style-name="P14"><text:s text:c="3"/>ls -lh $fichero | cut -d ” “ -f 1,3,5</text:p>
      <text:p text:style-name="P14">else</text:p>
      <text:p text:style-name="P14"><text:s text:c="3"/>“el fichero $fichero no existe.”</text:p>
      <text:p text:style-name="P14">fi</text:p>
      <text:p text:style-name="P3"/>
      <text:p text:style-name="P3"/>
      <text:p text:style-name="P6">5. Se le pasará un nombre de fichero como parámetro a nuestro script y, después, si existe y se puede escribir en él, se editará con nano.</text:p>
      <text:p text:style-name="P3"/>
      <text:p text:style-name="P21">#!/bin/bash</text:p>
      <text:p text:style-name="P21">if [ $# -ne 1 ]; then</text:p>
      <text:p text:style-name="P21"><text:s text:c="4"/>echo "Error, has de introducir un solo parámetro."</text:p>
      <text:p text:style-name="P21">else</text:p>
      <text:p text:style-name="P21"><text:s text:c="4"/>if [ -f $1 ];then</text:p>
      <text:p text:style-name="P21"><text:s text:c="8"/>if [ -w $1 ]; then</text:p>
      <text:p text:style-name="P21"><text:s text:c="12"/>nano $1</text:p>
      <text:p text:style-name="P21"><text:s text:c="8"/>else</text:p>
      <text:p text:style-name="P21"><text:s text:c="12"/>echo "Error, el fichero $1 no tiene permisos de escritura."</text:p>
      <text:p text:style-name="P21"><text:s text:c="8"/>fi</text:p>
      <text:p text:style-name="P21"><text:s text:c="4"/>else</text:p>
      <text:p text:style-name="P21"><text:s text:c="8"/>echo "<text:span text:style-name="T9">Error, e</text:span>l fichero $1 no existe."</text:p>
      <text:p text:style-name="P21"><text:s text:c="4"/>fi</text:p>
      <text:p text:style-name="P21">fi</text:p>
      <text:p text:style-name="P7"/>
      <text:p text:style-name="P3">6. Se pedirá al usuario que escriba el nombre de un fichero. Si el fichero tiene activo los permisos de lectura, mostrará su contenido de forma paginada por pantalla.</text:p>
      <text:p text:style-name="P3"/>
      <text:p text:style-name="P15">#!/bin/bash</text:p>
      <text:p text:style-name="P15">echo -n "Escribe el nombre de un fichero: "</text:p>
      <text:p text:style-name="P15">read fichero</text:p>
      <text:p text:style-name="P15">if [ -r $fichero ]; then</text:p>
      <text:p text:style-name="P15"><text:s text:c="3"/>more $fichero</text:p>
      <text:p text:style-name="P15">else</text:p>
      <text:p text:style-name="P15"><text:s text:c="3"/>echo "<text:span text:style-name="T10">Error, e</text:span>l fichero no existe."</text:p>
      <text:p text:style-name="P15">fi</text:p>
      <text:p text:style-name="P3"/>
      <text:p text:style-name="P3">7. Se pedirá al usuario que escriba el nombre de un fichero, se comprobará que ese fichero existe, y si existe, pedirá que introduzcas el nuevo nombre nuevo que se le asignará. Si ese nombre nuevo no existe como fichero, se cambia el nombre del fichero. Después, se mostrará por pantalla un mensaje de texto donde diga que al fichero $fich1 se le ha puesto el nombre $fich2.</text:p>
      <text:p text:style-name="P16"/>
      <text:p text:style-name="P17">#!/bin/bash</text:p>
      <text:p text:style-name="P17">echo -n “Escribe el nombre de un fichero. “</text:p>
      <text:p text:style-name="P17">read fich</text:p>
      <text:p text:style-name="P20">fich2=$fich</text:p>
      <text:p text:style-name="P18">if [ -f $fich ]; then</text:p>
      <text:p text:style-name="P18"><text:s text:c="3"/>echo -n “Introduce un nuevo nombre para el fichero: “</text:p>
      <text:p text:style-name="P18"><text:s text:c="3"/>read nomb</text:p>
      <text:p text:style-name="P18"><text:s text:c="3"/>if [ -<text:span text:style-name="T8">f</text:span> $nomb ]; then</text:p>
      <text:p text:style-name="P19"><text:s text:c="6"/>echo “El nombre elegido existe”</text:p>
      <text:p text:style-name="P19"><text:s text:c="3"/>else mv $fichero $nombre</text:p>
      <text:p text:style-name="P19"><text:s text:c="6"/><text:span text:style-name="T8">echo “El archivo $fich2 ahoa se llama $nomb”</text:span></text:p>
      <text:p text:style-name="P19"><text:s text:c="3"/><text:span text:style-name="T8">fi</text:span></text:p>
      <text:p text:style-name="P19"><text:span text:style-name="T8">e</text:span>lse <text:span text:style-name="T8">echo “Ese archivo no existe”</text:span></text:p>
      <text:p text:style-name="P20">fi</text:p>
      <text:p text:style-name="P16"/>
      <text:p text:style-name="P2"/>
      <text:p text:style-name="P6"><text:span text:style-name="T17">8</text:span><text:span text:style-name="T16">.</text:span> Se pedirá al usuario el nombre de un usuario. A continuación, se comprobará si el usuario existe en el sistema, se mostrará información sobre su uid y los grupos a los que pertenece ese usuario.</text:p>
      <text:p text:style-name="P3"/>
      <text:p text:style-name="P22">#!/bin/bash</text:p>
      <text:p text:style-name="P22">echo -n “Di tu nombre de usuario: “</text:p>
      <text:p text:style-name="P22">read <text:span text:style-name="T19">usu</text:span></text:p>
      <text:p text:style-name="P23">grep “^$usu:” /etc/passwd &gt; /dev/null</text:p>
      <text:p text:style-name="P23">if [ $? -eq 0 ]; then</text:p>
      <text:p text:style-name="P23"><text:s text:c="3"/>id $usu</text:p>
      <text:p text:style-name="P23">else</text:p>
      <text:p text:style-name="P23"><text:s text:c="3"/>echo “El usuario no existe</text:p>
      <text:p text:style-name="P44"/>
      <text:p text:style-name="P44"/>
      <text:p text:style-name="P3"><text:span text:style-name="T17">9.</text:span> Se pasarán como parámetros al programa una serie de directorios que se irán creando. Se comprobará, para cada uno de ellos, que no exista previamente y, si existe, mostrará un mensaje de error.</text:p>
      <text:p text:style-name="P3"/>
      <text:p text:style-name="P24">#!/bin/bash</text:p>
      <text:p text:style-name="P24">if [ $# -eq 0 ]; then</text:p>
      <text:p text:style-name="P24"><text:s text:c="4"/>echo "Error, debes introducir al menos un nombre de directorio."</text:p>
      <text:p text:style-name="P24">else</text:p>
      <text:p text:style-name="P24"><text:s text:c="3"/>while [ $# -ne 0 ]; do</text:p>
      <text:p text:style-name="P24"><text:s text:c="6"/>if [ -d $<text:span text:style-name="T20">1</text:span> ]; then</text:p>
      <text:p text:style-name="P24"><text:span text:style-name="T20"><text:s text:c="9"/>echo “</text:span><text:span text:style-name="T22">E</text:span><text:span text:style-name="T20">rror, </text:span><text:span text:style-name="T22">el directorio $1 ya existe</text:span><text:span text:style-name="T20">”</text:span></text:p>
      <text:p text:style-name="P25"><text:s text:c="6"/><text:span text:style-name="T20">else</text:span></text:p>
      <text:p text:style-name="P25"><text:s text:c="9"/>mkdir $<text:span text:style-name="T20">1</text:span></text:p>
      <text:p text:style-name="P24"><text:span text:style-name="T20"><text:s text:c="9"/>echo “</text:span><text:span text:style-name="T22">E</text:span><text:span text:style-name="T20">l directorio </text:span><text:span text:style-name="T22">$1 ha sido creado</text:span><text:span text:style-name="T20">” </text:span></text:p>
      <text:p text:style-name="P24"><text:s text:c="6"/>fi</text:p>
      <text:p text:style-name="P24"><text:s text:c="3"/><text:span text:style-name="T21">shi</text:span><text:span text:style-name="T22">ft</text:span></text:p>
      <text:p text:style-name="P24"><text:s text:c="3"/>done</text:p>
      <text:p text:style-name="P24">fi</text:p>
      <text:p text:style-name="P3"/>
      <text:p text:style-name="P3"/>
      <text:p text:style-name="P3"><text:span text:style-name="T17">10.</text:span> Es un ejercicio similar al anterior, pero se preguntará al usuario para que introduzca por teclado un nombre de directorio y, una vez creado, o después del mensaje de error, te pregunte si quieres crear otro. Se le responderá “s” o “n”. Si es “s” se volverá a preguntar por otro directorio. Si es “n” terminará el script.</text:p>
      <text:p text:style-name="P3"/>
      <text:p text:style-name="P27">#!/bin/bash</text:p>
      <text:p text:style-name="P29">resp1=”s”</text:p>
      <text:p text:style-name="P28">until [ $resp1 = “<text:span text:style-name="T24">n</text:span>” ]; do</text:p>
      <text:p text:style-name="P27">echo -n “Introduce un nombre para un directorio: “</text:p>
      <text:p text:style-name="P27">read nomb1</text:p>
      <text:p text:style-name="P26"><text:span text:style-name="T23"><text:s text:c="6"/>i</text:span>f [ -d $<text:span text:style-name="T23">nomb1</text:span> ]; then</text:p>
      <text:p text:style-name="P26"><text:span text:style-name="T20"><text:s text:c="9"/>echo “</text:span><text:span text:style-name="T22">E</text:span><text:span text:style-name="T20">rror, </text:span><text:span text:style-name="T22">el directorio $</text:span><text:span text:style-name="T23">nomb</text:span><text:span text:style-name="T22">1 ya existe</text:span><text:span text:style-name="T20">”</text:span></text:p>
      <text:p text:style-name="P26"><text:s text:c="6"/><text:span text:style-name="T20">else</text:span></text:p>
      <text:p text:style-name="P26"><text:s text:c="9"/>mkdir $<text:span text:style-name="T23">nomb</text:span><text:span text:style-name="T20">1</text:span></text:p>
      <text:p text:style-name="P26"><text:span text:style-name="T20"><text:s text:c="9"/>echo “</text:span><text:span text:style-name="T22">E</text:span><text:span text:style-name="T20">l directorio </text:span><text:span text:style-name="T22">$</text:span><text:span text:style-name="T23">nomb</text:span><text:span text:style-name="T22">1 ha sido creado</text:span><text:span text:style-name="T20">” </text:span></text:p>
      <text:p text:style-name="P26"><text:s text:c="6"/>fi</text:p>
      <text:p text:style-name="P28">echo -n “Quieres crear otro directorio? (s/n): “</text:p>
      <text:p text:style-name="P28">read resp 1</text:p>
      <text:p text:style-name="P28">done</text:p>
      <text:p text:style-name="P3"/>
      <text:p text:style-name="P3"/>
      <text:p text:style-name="P3"><text:soft-page-break/>11. Se mostrarán de forma paginada las variables del sistema. Después, mediante variables se mostrará nuestro subdirectorio personal, el shell que usamos y nuestro nombre de usuario.</text:p>
      <text:p text:style-name="P3"/>
      <text:p text:style-name="P12">#!/bin/bash</text:p>
      <text:p text:style-name="P12">env | more</text:p>
      <text:p text:style-name="P12">echo -e “$HOME \t $SHELL \t $USER</text:p>
      <text:p text:style-name="P12"/>
      <text:p text:style-name="P40">Ejercicio 33 – Programación shell II</text:p>
      <text:p text:style-name="P41"/>
      <text:p text:style-name="P41"/>
      <text:p text:style-name="P40"><text:span text:style-name="T4">Realiza scripts de shell con las tareas que se indican a continuación y nombre ejer</text:span><text:span text:style-name="T5">X</text:span><text:span text:style-name="T4">.sh.</text:span></text:p>
      <text:p text:style-name="P41"/>
      <text:p text:style-name="P42">1. Crea un script que muestre por pantalla el resultado de de las siguentes operaciones.</text:p>
      <text:p text:style-name="P42">Debes tener en cuenta que a, b y c son variables enteras que tienen asignados los valores:</text:p>
      <text:p text:style-name="P42">a = 5, b = 7, c = - 3.</text:p>
      <text:list xml:id="list4256919352" text:style-name="L1">
        <text:list-item>
          <text:p text:style-name="P46">a+b+c</text:p>
        </text:list-item>
        <text:list-item>
          <text:p text:style-name="P46">2 * b + 3 * (a-c)</text:p>
        </text:list-item>
        <text:list-item>
          <text:p text:style-name="P46">a/b</text:p>
        </text:list-item>
        <text:list-item>
          <text:p text:style-name="P46">a%b</text:p>
        </text:list-item>
        <text:list-item>
          <text:p text:style-name="P46">a/c</text:p>
        </text:list-item>
        <text:list-item>
          <text:p text:style-name="P46">a%c</text:p>
        </text:list-item>
        <text:list-item>
          <text:p text:style-name="P46">a*b/c</text:p>
        </text:list-item>
        <text:list-item>
          <text:p text:style-name="P46">a * (b / c)</text:p>
        </text:list-item>
        <text:list-item>
          <text:p text:style-name="P46">(a * c) % b</text:p>
        </text:list-item>
        <text:list-item>
          <text:p text:style-name="P46">a * (c % b)</text:p>
        </text:list-item>
      </text:list>
      <text:p text:style-name="P30"/>
      <text:p text:style-name="P30">#!/bin/bash</text:p>
      <text:p text:style-name="P30">varA=5 ; varB=7 ; varC=-3</text:p>
      <text:p text:style-name="P30">echo <text:s/>"A = $varA <text:s/>B = $varB <text:s/>C = $varC"</text:p>
      <text:p text:style-name="P30">let oper1=varA+varB+varC</text:p>
      <text:p text:style-name="P30">echo "A+B+C = $oper1"</text:p>
      <text:p text:style-name="P30">echo</text:p>
      <text:p text:style-name="P30">let oper2=2*varB+3*varA-varC</text:p>
      <text:p text:style-name="P30">echo "2*B + 3*(A-C) = $oper2"</text:p>
      <text:p text:style-name="P30">echo</text:p>
      <text:p text:style-name="P30">let oper3=varA/varB</text:p>
      <text:p text:style-name="P30">echo "A/B = $oper3"</text:p>
      <text:p text:style-name="P30">echo</text:p>
      <text:p text:style-name="P30">let oper4=varA%varB</text:p>
      <text:p text:style-name="P30">echo $oper4</text:p>
      <text:p text:style-name="P30">echo</text:p>
      <text:p text:style-name="P30">let oper5=varA/varC</text:p>
      <text:p text:style-name="P30">echo $oper5</text:p>
      <text:p text:style-name="P30">echo</text:p>
      <text:p text:style-name="P30">let oper6=varA%varC</text:p>
      <text:p text:style-name="P30">echo $oper6</text:p>
      <text:p text:style-name="P30">echo</text:p>
      <text:p text:style-name="P30">let oper7=varA*varB/varC</text:p>
      <text:p text:style-name="P30">echo $oper7</text:p>
      <text:p text:style-name="P30">echo</text:p>
      <text:p text:style-name="P30">let oper8=varA*varB%varC</text:p>
      <text:p text:style-name="P30">echo $oper8</text:p>
      <text:p text:style-name="P30">echo</text:p>
      <text:p text:style-name="P30">let oper9=varA*varC%varB</text:p>
      <text:p text:style-name="P30">echo $oper9</text:p>
      <text:p text:style-name="P30">let oper10=varA*varC%varB</text:p>
      <text:p text:style-name="P30">echo $oper10</text:p>
      <text:p text:style-name="P41"><text:soft-page-break/>2. Modifica el script anterior para que pida al usuario el valor de las variables a, b y c y después calcule las operaciones y el valor de las variables introducidas.</text:p>
      <text:p text:style-name="P41"/>
      <text:p text:style-name="P31">#!/bin/bash</text:p>
      <text:p text:style-name="P31">echo -<text:span text:style-name="T7">n</text:span> "Escribe un numero entero: "</text:p>
      <text:p text:style-name="P31">read varA</text:p>
      <text:p text:style-name="P31">echo -<text:span text:style-name="T7">n</text:span> "Escribe un numero entero: "</text:p>
      <text:p text:style-name="P31">read varB</text:p>
      <text:p text:style-name="P31">echo -<text:span text:style-name="T7">n</text:span> "Escribe un numero entero: "</text:p>
      <text:p text:style-name="P31">read varC</text:p>
      <text:p text:style-name="P31">echo</text:p>
      <text:p text:style-name="P31">let oper1=($varA+$varB)+$varC</text:p>
      <text:p text:style-name="P31">echo $oper1</text:p>
      <text:p text:style-name="P31">echo</text:p>
      <text:p text:style-name="P31">#let oper2=(2*$varB)+(3*($varA-$varC))</text:p>
      <text:p text:style-name="P31">#echo $oper2</text:p>
      <text:p text:style-name="P31">echo</text:p>
      <text:p text:style-name="P31">let oper3=($varA/$varB)</text:p>
      <text:p text:style-name="P31">echo $oper3</text:p>
      <text:p text:style-name="P31">echo</text:p>
      <text:p text:style-name="P31">let oper4=(varA%varB)</text:p>
      <text:p text:style-name="P31">echo $oper4</text:p>
      <text:p text:style-name="P31">echo</text:p>
      <text:p text:style-name="P31">let oper5=($varA/$varC)</text:p>
      <text:p text:style-name="P31">echo $oper5</text:p>
      <text:p text:style-name="P31">echo</text:p>
      <text:p text:style-name="P31">let oper6=($varA%$varB)</text:p>
      <text:p text:style-name="P31">echo $oper6</text:p>
      <text:p text:style-name="P31">echo</text:p>
      <text:p text:style-name="P31">#let oper7=$varA*($varB/$varC)</text:p>
      <text:p text:style-name="P31">#echo $oper7</text:p>
      <text:p text:style-name="P31">echo</text:p>
      <text:p text:style-name="P31">let oper8=($varA*varC)%varB</text:p>
      <text:p text:style-name="P31">echo $oper8</text:p>
      <text:p text:style-name="P31">echo</text:p>
      <text:p text:style-name="P31">#let oper9=$varA*(varC%varB)</text:p>
      <text:p text:style-name="P31">#echo $oper9</text:p>
      <text:p text:style-name="P41"/>
      <text:p text:style-name="P41">3. Crea un script que al ejecutarlo muestre por pantalla uno de estos mensajes: “Buenos días”, “Buenas tardes” o “Buenas noches”, en función de la hora que sea en el sistema (de 8:00 de la mañana a 15:00 será mañana, de 15:00 a 20:00 será tarde y el resto será noche).</text:p>
      <text:p text:style-name="P41"/>
      <text:p text:style-name="P31">#!/bin/bash</text:p>
      <text:p text:style-name="P31">f1=$(date | cut -d " " -f5 | cut -d ":" -f1)</text:p>
      <text:p text:style-name="P31">f2=$(date | cut -d " " -f5 | cut -d ":" -f2)</text:p>
      <text:p text:style-name="P31">f3=$(date | cut -d " " -f5 | cut -d ":" -f3)</text:p>
      <text:p text:style-name="P31">let hora=$f1*60</text:p>
      <text:p text:style-name="P31">let minu=($hora+$f2)*60</text:p>
      <text:p text:style-name="P31">let segtot=$hora+$minu+$f3</text:p>
      <text:p text:style-name="P31">if [ $segtot -gt 28799 ] &amp;&amp; [ $segtot -le 53999 ]; then</text:p>
      <text:p text:style-name="P31"><text:s text:c="3"/>echo "Buenos días"</text:p>
      <text:p text:style-name="P31">elif [ $segtot -gt 53999 ] &amp;&amp; [ $segtot -le 71999 ]; then</text:p>
      <text:p text:style-name="P31"><text:s text:c="3"/>echo "Buenas tardes"</text:p>
      <text:p text:style-name="P31">else </text:p>
      <text:p text:style-name="P31"><text:s text:c="3"/>echo "Buenas noches"</text:p>
      <text:p text:style-name="P31">fi</text:p>
      <text:p text:style-name="P41"/>
      <text:p text:style-name="P41"><text:soft-page-break/>4. Crea un script que pida dos números al usuario y muestre el mayor de ellos por pantalla o, si son iguales, un mensaje que lo indique.</text:p>
      <text:p text:style-name="P43"/>
      <text:p text:style-name="P34">#!/bin/bash</text:p>
      <text:p text:style-name="P34">echo -n “Introduce un número: “</text:p>
      <text:p text:style-name="P34">read num1</text:p>
      <text:p text:style-name="P34">echo “Introduce otro número: “</text:p>
      <text:p text:style-name="P34">read num2</text:p>
      <text:p text:style-name="P34">if [ $num1 -gt $num2 ]; then</text:p>
      <text:p text:style-name="P34"><text:s text:c="3"/>echo “<text:span text:style-name="T12">$num1 es el mayor.”</text:span></text:p>
      <text:p text:style-name="P35">elif [ $num2 -gt $num1 ]; then</text:p>
      <text:p text:style-name="P35"><text:s text:c="3"/>echo “$num2 es mayor.”</text:p>
      <text:p text:style-name="P35">else</text:p>
      <text:p text:style-name="P35"><text:s text:c="3"/>echo “Ambos número son iguales.”</text:p>
      <text:p text:style-name="P35">fi</text:p>
      <text:p text:style-name="P41"/>
      <text:p text:style-name="P41">5. Crea un script que pida un número e indique si se trata de un número par o impar.</text:p>
      <text:p text:style-name="P41"/>
      <text:p text:style-name="P32">#!/bin/bash</text:p>
      <text:p text:style-name="P32">echo -n “Introdice un número: “</text:p>
      <text:p text:style-name="P32">read num<text:span text:style-name="T13">1</text:span></text:p>
      <text:p text:style-name="P32">let res=$num<text:span text:style-name="T13">1</text:span>%2</text:p>
      <text:p text:style-name="P33">if [ $num<text:span text:style-name="T13">1</text:span> -le 0 ]; then</text:p>
      <text:p text:style-name="P33"><text:s text:c="3"/>echo "Error, has de introducir un valor mayor de 0."</text:p>
      <text:p text:style-name="P33">elif [ $res -eq 0 ]; then</text:p>
      <text:p text:style-name="P32"><text:s text:c="3"/>echo “$num<text:span text:style-name="T13">1</text:span> es par”</text:p>
      <text:p text:style-name="P32">else</text:p>
      <text:p text:style-name="P32"><text:s text:c="3"/>echo “$num<text:span text:style-name="T13">1</text:span> es impar”</text:p>
      <text:p text:style-name="P32">fi</text:p>
      <text:p text:style-name="P41"/>
      <text:p text:style-name="P41"><text:span text:style-name="T17">6.</text:span> Crea un script que pida al usuario tres valores enteros y muestre por pantalla el valor máximo y el valor mínimo de ellos o si existen valores iguales entre ellos.</text:p>
      <text:p text:style-name="P41"/>
      <text:p text:style-name="P31">#!/bin/bash</text:p>
      <text:p text:style-name="P31">echo -n "Introduce el primer número: "</text:p>
      <text:p text:style-name="P31">read numA</text:p>
      <text:p text:style-name="P31">echo -n "Introduce el segundo número: "</text:p>
      <text:p text:style-name="P31">read numB</text:p>
      <text:p text:style-name="P31">echo -n "introduce el tercer número: "</text:p>
      <text:p text:style-name="P31">read numC</text:p>
      <text:p text:style-name="P31"/>
      <text:p text:style-name="P31">if [ $numA -eq $numB ] &amp;&amp; [ $numB -eq $numC ];then</text:p>
      <text:p text:style-name="P31"><text:s text:c="4"/>echo "Los tres números son iguales."</text:p>
      <text:p text:style-name="P31">else</text:p>
      <text:p text:style-name="P31"><text:s text:c="4"/>if [ $numA -gt $numB ] &amp;&amp; [ $numB -gt $numC ]; then</text:p>
      <text:p text:style-name="P31"><text:s text:c="8"/>echo "El número $numA es el valor máximo."</text:p>
      <text:p text:style-name="P31"><text:s text:c="4"/>elif [ $numB -gt $numA ] &amp;&amp; [ $numB -gt $numC ]; then</text:p>
      <text:p text:style-name="P31"><text:s text:c="8"/>echo "El número $numB es el valor máximo."</text:p>
      <text:p text:style-name="P31"><text:s text:c="4"/>else echo "El número $numC es el valor máximo."</text:p>
      <text:p text:style-name="P31"><text:s text:c="4"/>fi</text:p>
      <text:p text:style-name="P31"><text:s text:c="4"/>if [ $numA -lt $numB ] &amp;&amp; [ $numB -lt $numC ]; then</text:p>
      <text:p text:style-name="P31"><text:s text:c="8"/>echo "El número $numA es el valor mímimo."</text:p>
      <text:p text:style-name="P31"><text:s text:c="4"/>elif [ $numB -lt $numA ] &amp;&amp; [ $numB -lt $numC ]; then</text:p>
      <text:p text:style-name="P31"><text:s text:c="8"/>echo "El número $numB es el valor mímimo."</text:p>
      <text:p text:style-name="P31"><text:s text:c="4"/>else echo "El número $numC es el valor mímimo."</text:p>
      <text:p text:style-name="P31"><text:s text:c="4"/>fi</text:p>
      <text:p text:style-name="P31">fi</text:p>
      <text:p text:style-name="P41"><text:soft-page-break/>7. Crea un script que pida un número entero y determine si es múltiplo de 2 y de 5.</text:p>
      <text:p text:style-name="P41"/>
      <text:p text:style-name="P36">#!/bin/bash</text:p>
      <text:p text:style-name="P36">echo -n “introduce un número entero: “</text:p>
      <text:p text:style-name="P36">read num1</text:p>
      <text:p text:style-name="P36">let divi2=$num1%2</text:p>
      <text:p text:style-name="P36">let divi5=$num1%5</text:p>
      <text:p text:style-name="P37">if [ $num1 -le 0 ]; then</text:p>
      <text:p text:style-name="P37"><text:s text:c="3"/>echo "Error, has de introducir un valor mayor de 0."</text:p>
      <text:p text:style-name="P37">elif [ $divi2 -eq 0 ] &amp;&amp; [ $divi5 -eq 0 ]; then</text:p>
      <text:p text:style-name="P36"><text:s text:c="3"/>echo “$num1 es múltiplo de 2 y 5.”</text:p>
      <text:p text:style-name="P36">else</text:p>
      <text:p text:style-name="P36"><text:s text:c="3"/>echo “$num1 no es múltiplo de 2 y 5.”</text:p>
      <text:p text:style-name="P36">fi</text:p>
      <text:p text:style-name="P41"/>
      <text:p text:style-name="P41">8. Crea un script que pida una nota e imprima por pantalla la calificación en formato “Apto” o “No</text:p>
      <text:p text:style-name="P41">Apto” según si la nota es mayor, menor o igual que 5.</text:p>
      <text:p text:style-name="P41"/>
      <text:p text:style-name="P38">echo -n "<text:span text:style-name="T15">I</text:span>ndica tu nota: "</text:p>
      <text:p text:style-name="P38">read nota1</text:p>
      <text:p text:style-name="P38">if [ $nota1 -lt 0 ] || [ $nota1 -gt 10 ]; then</text:p>
      <text:p text:style-name="P38"><text:s text:c="3"/>echo "Error, la nota debe de ser un número entre 0 y 10."</text:p>
      <text:p text:style-name="P38">else</text:p>
      <text:p text:style-name="P38"><text:s text:c="3"/>if [ $nota1 -lt 5 ]; then</text:p>
      <text:p text:style-name="P38"><text:s text:c="6"/>echo "No apto"</text:p>
      <text:p text:style-name="P38"><text:s text:c="3"/>else echo "Apto"</text:p>
      <text:p text:style-name="P38"><text:s text:c="3"/>fi</text:p>
      <text:p text:style-name="P38">fi</text:p>
      <text:p text:style-name="P41"/>
      <text:p text:style-name="P41">9. Modifica el script anterior para que pida la nota de un examen (número entero entre 0 y 10) e</text:p>
      <text:p text:style-name="P41">imprima por pantalla la calificación en formato “Muy deficiente”, si la nota es inferior a 3, “Suspenso”, si la nota es menor que 5 y mayor que 3, “Aprobado” si está entre 5 inclusive y 7 sin</text:p>
      <text:p text:style-name="P42">incluir, “Notable” si está entre 7 inclusive y 9 sin incluir, “Sobresaliente” si está entre 9 inclusive</text:p>
      <text:p text:style-name="P42"><text:s/>y 10 sin incluir y “Matrícula de honor” si la nota es igual a 10.</text:p>
      <text:p text:style-name="P41"/>
      <text:p text:style-name="P39">echo -n "<text:span text:style-name="T15">I</text:span>ndica tu nota: "</text:p>
      <text:p text:style-name="P39">read nota1</text:p>
      <text:p text:style-name="P39">if [ $nota1 -lt 0 ] || [ $nota1 -gt 10 ]; then</text:p>
      <text:p text:style-name="P39"><text:s text:c="3"/>echo "Error, la nota debe de ser un número entre 0 y 10."</text:p>
      <text:p text:style-name="P39">else</text:p>
      <text:p text:style-name="P39"><text:s text:c="3"/>if [ $nota1 -lt <text:span text:style-name="T14">3</text:span> ]; then</text:p>
      <text:p text:style-name="P39"><text:s text:c="6"/>echo "<text:span text:style-name="T14">Muy deficiente.</text:span>"</text:p>
      <text:p text:style-name="P39"><text:s text:c="3"/><text:span text:style-name="T14">elif [ $nota1 -ge 3 ] &amp;&amp; [ $nota1 -lt 5 ]; then</text:span></text:p>
      <text:p text:style-name="P39"><text:s text:c="6"/><text:span text:style-name="T14">echo “Suspenso”</text:span></text:p>
      <text:p text:style-name="P39"><text:s text:c="3"/><text:span text:style-name="T14">elif [ $nota1 -ge 5 ] &amp;&amp; [ $nota1 -lt 7 ]; then</text:span></text:p>
      <text:p text:style-name="P39"><text:s text:c="6"/><text:span text:style-name="T14">echo “Aprobado.”</text:span></text:p>
      <text:p text:style-name="P39"><text:s text:c="3"/><text:span text:style-name="T14">elif [ $nota1 -ge 7 ] &amp;&amp; [ $nota1 -lt 9 ]; then</text:span></text:p>
      <text:p text:style-name="P39"><text:s text:c="6"/><text:span text:style-name="T14">echo “Notable.”</text:span></text:p>
      <text:p text:style-name="P39"><text:s text:c="3"/><text:span text:style-name="T14">elif [ $nota1 -</text:span><text:span text:style-name="T15">ge 9 ] &amp;&amp; [ $nota1 -lt 10 ] ; then</text:span></text:p>
      <text:p text:style-name="P39"><text:s text:c="6"/><text:span text:style-name="T15">echo “Sobresaliente.”</text:span></text:p>
      <text:p text:style-name="P39"><text:s text:c="3"/>else echo "<text:span text:style-name="T15">Matricula de honor.</text:span>"</text:p>
      <text:p text:style-name="P39"><text:s text:c="3"/>fi</text:p>
      <text:p text:style-name="P39">fi</text:p>
      <text:p text:style-name="P41"/>
      <text:p text:style-name="P49"/>
      <text:p text:style-name="P49"/>
      <text:p text:style-name="P49"/>
      <text:p text:style-name="P41"><text:soft-page-break/><text:span text:style-name="T17">10.</text:span> Crea un script para calcular el importe de una lista de productos. El usuario indicará al script el precio por unidad del artículo y el número de unidades (preguntará una vez por cada variable) y el programa sacará por pantalla el precio total. También preguntará si se desea salir después de cada artículo.</text:p>
      <text:p text:style-name="P31"/>
      <text:p text:style-name="P31">echo "<text:span text:style-name="T25">Lista de la compra</text:span>"</text:p>
      <text:p text:style-name="P31">salir="s"</text:p>
      <text:p text:style-name="P31">arti1=0</text:p>
      <text:p text:style-name="P31"/>
      <text:p text:style-name="P31">while [ $salir = "s" ]; do</text:p>
      <text:p text:style-name="P31"><text:s text:c="4"/>let arti1=arti1+1</text:p>
      <text:p text:style-name="P31"><text:s text:c="4"/>echo -n "Introduce el precio del artículo número $arti1: "</text:p>
      <text:p text:style-name="P31"><text:s text:c="4"/>read prec1</text:p>
      <text:p text:style-name="P31"><text:s text:c="4"/>echo -n "Introduce la cantidad del artículo $arti1: "</text:p>
      <text:p text:style-name="P31"><text:s text:c="4"/>read cant1</text:p>
      <text:p text:style-name="P31"><text:s text:c="4"/>let tota1=prec1*cant1</text:p>
      <text:p text:style-name="P31"><text:s text:c="4"/>let tota2=tota2+tota1</text:p>
      <text:p text:style-name="P31"><text:s text:c="4"/>echo -n "¿Quieres introducir más artículos? (s/n): "</text:p>
      <text:p text:style-name="P31"><text:s text:c="4"/>read salir</text:p>
      <text:p text:style-name="P31">done</text:p>
      <text:p text:style-name="P31">echo "En total tienes $arti1 articulo/os y cuestan $tota2 €"</text:p>
      <text:p text:style-name="P41"/>
      <text:p text:style-name="P41"><text:span text:style-name="T17">11.</text:span> Crea un script que calcule la nómina de un trabajador de tu empresa. El trabajador cobra un precio fijo por hora (que será preguntado al usuario) y se le retiene un 11% en concepto de IRPF. El programa debe pedir el nombre del trabajador, las horas trabajadas y el precio por hora. Como salida debe imprimir el sueldo bruto (sin descontar impuestos), la retención (lo que paga a Hacienda) y el sueldo neto (sueldo bruto menos los impuestos).</text:p>
      <text:p text:style-name="P41"/>
      <text:p text:style-name="P31">#!/bin/bash</text:p>
      <text:p text:style-name="P31"/>
      <text:p text:style-name="P31">echo "<text:span text:style-name="T26">Calcular nómina</text:span>"</text:p>
      <text:p text:style-name="P31">echo -n "Nombre del trabajador: "</text:p>
      <text:p text:style-name="P31">read nomb1</text:p>
      <text:p text:style-name="P31">echo -n "Horas mensuales trabajadas: "</text:p>
      <text:p text:style-name="P31">read hora1</text:p>
      <text:p text:style-name="P31">echo -n "Precio en € por hora: "</text:p>
      <text:p text:style-name="P31">read prec1</text:p>
      <text:p text:style-name="P31">let brut1=hora1*prec1</text:p>
      <text:p text:style-name="P31">let irpf1=(brut1*11)/100</text:p>
      <text:p text:style-name="P31">let snet1=brut1-irpf1</text:p>
      <text:p text:style-name="P31">echo "El sueldo bruto de $nomb1 es de $brut1 €"</text:p>
      <text:p text:style-name="P31">echo "La retención del IRPF de $nomb1 es de $irpf1 €"</text:p>
      <text:p text:style-name="P31">echo "$nomb1 cobra $snet1 € mensuales"</text:p>
      <text:p text:style-name="P41"/>
      <text:p text:style-name="P41"><text:span text:style-name="T18"/></text:p>
      <text:p text:style-name="P48"><text:span text:style-name="T18">12.</text:span> Crea un script que pida un número al usuario y saque por pantalla su tabla de multiplicar.</text:p>
      <text:p text:style-name="P41"/>
      <text:p text:style-name="P31">#!/bin/bash</text:p>
      <text:p text:style-name="P31">echo -n "Introduce un número del 1 al 10: "</text:p>
      <text:p text:style-name="P31">read tabl1</text:p>
      <text:p text:style-name="P31">echo "-------------------------------"</text:p>
      <text:p text:style-name="P31">if [ $tabl1 -lt 1 ] || [ $tabl1 -gt 10 ]; then</text:p>
      <text:p text:style-name="P31"><text:s text:c="4"/>echo "Error, debes de introducir un número entero entre 1 y 10."</text:p>
      <text:p text:style-name="P31">else</text:p>
      <text:p text:style-name="P31"><text:s text:c="4"/>echo "Tabla de multiplicar del $tabl1"</text:p>
      <text:p text:style-name="P31"><text:s text:c="4"/>for i in $(seq 1 1 10); do</text:p>
      <text:p text:style-name="P31"><text:s text:c="8"/>let resu1=tabl1*i</text:p>
      <text:p text:style-name="P31"><text:s text:c="8"/>echo "$tabl1 x $i = $resu1"</text:p>
      <text:p text:style-name="P31"><text:s text:c="4"/>done</text:p>
      <text:p text:style-name="P31">fi</text:p>
      <text:p text:style-name="P41"/>
      <text:p text:style-name="P41">13. Crea un script para jugar a adivinar un número entre 1 y 10 (este número será generado al azar, para ello debes utilizar la función $RANDOM). El programa irá preguntando números al usuario hasta que acierte.</text:p>
      <text:p text:style-name="P41"/>
      <text:p text:style-name="P41">14. Crea un script que pida una contraseña y permita tres intentos. Si el usuario da la contraseña correcta muestra un mensaje de bienvenida. Si no es así, mostrará un mensaje de error. La contraseña se encuentra especificada en una variable dentro del script.</text:p>
      <text:p text:style-name="P41"/>
      <text:p text:style-name="P41">15. Crea un script que se le pase un nombre de archivo como parámetro y muestre por pantalla qué tipo de archivo es. Además, si es un directorio mostrará su contenido y si es un fichero lo mostrará por pantalla.</text:p>
      <text:p text:style-name="P41"/>
      <text:p text:style-name="P41"/>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0:22:06.605832198</meta:creation-date>
    <dc:date>2024-06-05T12:15:11.295688824</dc:date>
    <meta:editing-duration>PT5H25M59S</meta:editing-duration>
    <meta:editing-cycles>38</meta:editing-cycles>
    <meta:generator>LibreOffice/7.3.7.2$Linux_X86_64 LibreOffice_project/30$Build-2</meta:generator>
    <meta:document-statistic meta:table-count="0" meta:image-count="0" meta:object-count="0" meta:page-count="9" meta:paragraph-count="352" meta:word-count="2352" meta:character-count="12758" meta:non-whitespace-character-count="10292"/>
  </office:meta>
</office:document-meta>
</file>